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tyle="italic"/>
    </style:style>
    <style:style style:name="P2" style:family="paragraph" style:parent-style-name="Heading_20_2">
      <style:text-properties fo:font-weight="bold"/>
    </style:style>
    <style:style style:name="P3" style:family="paragraph" style:parent-style-name="Heading_20_2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weight="bold"/>
    </style:style>
    <style:style style:name="P6" style:family="paragraph" style:parent-style-name="Text_20_body" style:list-style-name="L1">
      <style:paragraph-properties loext:contextual-spacing="false"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Esto es escrito desde el local y desde la rama1:</text:h>
      <text:h text:style-name="P2" text:outline-level="2">Es una receta deliciosa</text:h>
      <text:p text:style-name="P5">--------------------------------</text:p>
      <text:h text:style-name="P2" text:outline-level="2">RECETA TORTA DE VAINILLA</text:h>
      <text:h text:style-name="P2" text:outline-level="2">Ingredientes:</text:h>
      <text:p text:style-name="P1">(Para 8 porciones)</text:p>
      <text:list xml:id="list6240550408473318187" text:style-name="L1">
        <text:list-item>
          <text:p text:style-name="P6">1 1/2 tazas de harina cernida</text:p>
        </text:list-item>
        <text:list-item>
          <text:p text:style-name="P6">1 1/2 cucharadita de polvo de hornear</text:p>
        </text:list-item>
        <text:list-item>
          <text:p text:style-name="P6">1/4 de cucharadita de sal</text:p>
        </text:list-item>
        <text:list-item>
          <text:p text:style-name="P6">1/2 taza de mantequilla sin sal, ablandada</text:p>
        </text:list-item>
        <text:list-item>
          <text:p text:style-name="P6">1 taza de azúcar</text:p>
        </text:list-item>
        <text:list-item>
          <text:p text:style-name="P6">2 huevos grandes a temperatura ambiente</text:p>
        </text:list-item>
        <text:list-item>
          <text:p text:style-name="P6">1/2 cucharadita de extracto de vainilla</text:p>
        </text:list-item>
        <text:list-item>
          <text:p text:style-name="P4">1/2 taza de leche entera</text:p>
        </text:list-item>
      </text:list>
      <text:p text:style-name="Standard"/>
      <text:p text:style-name="Text_20_body">Rocía un molde para torta con mantequilla y espolvorea con harina.</text:p>
      <text:p text:style-name="Text_20_body">Tamiza la harina, el polvo de hornear y la sal en un recipiente grande. Agrega la mantequilla de a poco y bate utilizando una batidora eléctrica a baja velocidad, hasta que la mezcla se asemeje a arena gruesa. Agrega el azúcar de a una cucharada a la vez, hasta que la mezcla se parezca a la arena húmeda.</text:p>
      <text:p text:style-name="Text_20_body">Añade los huevos, de a uno a la vez, mientras bates. Agrega la vainilla y la leche y bate a velocidad media, hasta que esté todo bien mezclado (ten cuidado de no batir de más).</text:p>
      <text:p text:style-name="Text_20_body">Coloca la masa en el molde preparado. Hornea por unos 30-35 minutos o hasta que al insertar un palillo este salga seco.</text:p>
      <text:p text:style-name="Text_20_body">Saca del horno y deja enfriar durante unos 5 minut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AR PL SungtiL GB" style:font-size-asian="18pt" style:font-weight-asian="bold" style:font-name-complex="Lohit Devanagari" style:font-size-complex="18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3T12:05:21.748016109</meta:creation-date>
    <meta:generator>OpenOffice/4.1.11$Win32 OpenOffice.org_project/4111m1$Build-9808</meta:generator>
    <dc:date>2022-07-19T08:56:09.83</dc:date>
    <meta:editing-duration>PT1M23S</meta:editing-duration>
    <meta:editing-cycles>3</meta:editing-cycles>
    <meta:document-statistic meta:table-count="0" meta:image-count="0" meta:object-count="0" meta:page-count="1" meta:paragraph-count="19" meta:word-count="213" meta:character-count="1136"/>
  </office:meta>
</office:document-meta>
</file>